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cb60e" officeooo:paragraph-rsid="001cb60e"/>
    </style:style>
    <style:style style:name="P2" style:family="paragraph" style:parent-style-name="Standard" style:list-style-name="L1">
      <style:text-properties officeooo:rsid="001cb60e" officeooo:paragraph-rsid="001cb60e"/>
    </style:style>
    <style:style style:name="P3" style:family="paragraph" style:parent-style-name="Standard">
      <style:text-properties fo:font-weight="bold" officeooo:rsid="001d110c" officeooo:paragraph-rsid="001d110c" style:font-weight-asian="bold" style:font-weight-complex="bold"/>
    </style:style>
    <style:style style:name="P4" style:family="paragraph" style:parent-style-name="Standard" style:list-style-name="L2">
      <style:text-properties fo:font-weight="bold" officeooo:rsid="001d110c" officeooo:paragraph-rsid="001d110c" style:font-weight-asian="bold" style:font-weight-complex="bold"/>
    </style:style>
    <style:style style:name="P5" style:family="paragraph" style:parent-style-name="Standard" style:list-style-name="L3">
      <style:text-properties fo:font-weight="bold" officeooo:rsid="001e3ce4" officeooo:paragraph-rsid="001e3ce4" style:font-weight-asian="bold" style:font-weight-complex="bold"/>
    </style:style>
    <style:style style:name="P6" style:family="paragraph" style:parent-style-name="Standard" style:list-style-name="L3">
      <style:text-properties fo:font-weight="bold" officeooo:rsid="001ece52" officeooo:paragraph-rsid="001ece52" style:font-weight-asian="bold" style:font-weight-complex="bold"/>
    </style:style>
    <style:style style:name="P7" style:family="paragraph" style:parent-style-name="Standard">
      <style:text-properties fo:font-weight="bold" officeooo:rsid="001ece52" officeooo:paragraph-rsid="001ece5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ece52" officeooo:paragraph-rsid="001ece5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0ae38" officeooo:paragraph-rsid="0020ae3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8c7e" officeooo:paragraph-rsid="00218c7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25566" officeooo:paragraph-rsid="0022556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3a310" officeooo:paragraph-rsid="0023a310" style:font-weight-asian="bold" style:font-weight-complex="bold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weight="bold" officeooo:rsid="0023a310" officeooo:paragraph-rsid="0023a310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weight="bold" officeooo:rsid="0023a310" officeooo:paragraph-rsid="0023a310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23a310" officeooo:paragraph-rsid="0023a310" style:font-weight-asian="bold" style:font-weight-complex="bold"/>
    </style:style>
    <style:style style:name="P16" style:family="paragraph" style:parent-style-name="Table_20_Contents">
      <style:text-properties style:font-name="Nimbus Mono L" officeooo:rsid="001c9182"/>
    </style:style>
    <style:style style:name="P17" style:family="paragraph" style:parent-style-name="Table_20_Contents">
      <style:text-properties style:font-name="Nimbus Mono L" fo:font-weight="normal" officeooo:rsid="001c9182" officeooo:paragraph-rsid="001c9182" style:font-weight-asian="normal" style:font-weight-complex="normal"/>
    </style:style>
    <style:style style:name="P18" style:family="paragraph" style:parent-style-name="Table_20_Contents">
      <style:text-properties style:font-name="Nimbus Mono L" fo:font-weight="normal" officeooo:rsid="001cb60e" officeooo:paragraph-rsid="001cb60e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Nimbus Mono L" fo:font-weight="bold" officeooo:rsid="0024f9b3" officeooo:paragraph-rsid="0024f9b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20ae38" officeooo:paragraph-rsid="0020ae38"/>
    </style:style>
    <style:style style:name="P21" style:family="paragraph" style:parent-style-name="Header">
      <style:text-properties officeooo:rsid="001c9182" officeooo:paragraph-rsid="001c91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b60e"/>
    </style:style>
    <style:style style:name="T4" style:family="text">
      <style:text-properties style:font-name="Nimbus Mono L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ff0000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LEI 6.404/76</text:p>
            <text:p text:style-name="P16"/>
            <text:p text:style-name="P16"><text:s/>= <text:span text:style-name="T1">RBV</text:span></text:p>
            <text:p text:style-name="P17">(-)Devolução de vendas</text:p>
            <text:p text:style-name="P17">(-)Abatimento sobre vendas</text:p>
            <text:p text:style-name="P17">(-)Impostos sobre vendas</text:p>
            <text:p text:style-name="P17"><text:s/>= <text:span text:style-name="T1">RLV</text:span></text:p>
            <text:p text:style-name="P17">(-)CMV</text:p>
            <text:p text:style-name="P17"><text:s/>= <text:span text:style-name="T1">ROB</text:span></text:p>
            <text:p text:style-name="P17">(-)Despesas operacionais</text:p>
            <text:p text:style-name="P17"><text:s text:c="3"/>- despesas com vendas</text:p>
            <text:p text:style-name="P17"><text:s text:c="3"/>- despesas gerais e administrativas</text:p>
            <text:p text:style-name="P17"><text:s text:c="3"/>- despesas financeiras</text:p>
            <text:p text:style-name="P17"><text:s text:c="3"/>- resultado negativo do MEP</text:p>
            <text:p text:style-name="P17"><text:s text:c="3"/>- variações monetárias passivas</text:p>
            <text:p text:style-name="P17"><text:s/>+ Receitas operacionais</text:p>
            <text:p text:style-name="P17"><text:s text:c="3"/>+ receitas financeiras</text:p>
            <text:p text:style-name="P17"><text:s text:c="3"/>+ resultado positivo do MEP</text:p>
            <text:p text:style-name="P17"><text:s text:c="3"/>+ variações monetárias positivas</text:p>
            <text:p text:style-name="P17"><text:s text:c="3"/>+ receitas de aluguel</text:p>
            <text:p text:style-name="P17"><text:s text:c="3"/>+ dividendos recebidos (investimentos avaliados pelo custo)</text:p>
            <text:p text:style-name="P17"><text:s/>= <text:span text:style-name="T1">ROL</text:span></text:p>
            <text:p text:style-name="P17"><text:s/><text:span text:style-name="T3">+ Outras receitas</text:span></text:p>
            <text:p text:style-name="P18">(-)Outras despesas</text:p>
            <text:p text:style-name="P18"><text:s/>= <text:span text:style-name="T1">LAIR</text:span></text:p>
            <text:p text:style-name="P18">(-)CSLL</text:p>
            <text:p text:style-name="P18">(-)PIR</text:p>
            <text:p text:style-name="P18"><text:s/>= <text:span text:style-name="T1">Resultado antes das participações</text:span></text:p>
            <text:p text:style-name="P18">(-)Participações</text:p>
            <text:p text:style-name="P18"><text:s text:c="3"/>- debenturistas</text:p>
            <text:p text:style-name="P18"><text:s text:c="3"/>- empregados</text:p>
            <text:p text:style-name="P18"><text:s text:c="3"/>- administradores</text:p>
            <text:p text:style-name="P18"><text:s text:c="3"/>- partes beneficiárias</text:p>
            <text:p text:style-name="P18"><text:s text:c="3"/>- fundos de assistência e previdência social dos empregados</text:p>
            <text:p text:style-name="P18"><text:s/>= <text:span text:style-name="T1">LLE</text:span></text:p>
            <text:p text:style-name="P18"><text:s/><text:span text:style-name="T4">÷</text:span> número de ações do CS</text:p>
            <text:p text:style-name="P18"><text:s/>= <text:span text:style-name="T1">Lucro líquido por ação do capital</text:span></text:p>
          </table:table-cell>
        </table:table-row>
      </table:table>
      <text:p text:style-name="Standard"/>
      <text:p text:style-name="P1">O <text:span text:style-name="T1">faturamento bruto</text:span><text:span text:style-name="T2"> não está na Lei 6.404/76.</text:span></text:p>
      <text:list xml:id="list5066658848160532962" text:style-name="L1">
        <text:list-item>
          <text:p text:style-name="P2"><text:span text:style-name="T2">no </text:span><text:span text:style-name="T1">faturamento bruto</text:span><text:span text:style-name="T2">, além da RBV, inclui-se o IPI.</text:span></text:p>
        </text:list-item>
      </text:list>
      <text:p text:style-name="P1"><text:span text:style-name="T2"/></text:p>
      <text:p text:style-name="P1"><text:span text:style-name="T2">Devoluções de exercícios anteriores são consideradas </text:span><text:span text:style-name="T1">despesas operacionais</text:span><text:span text:style-name="T2">.</text:span></text:p>
      <text:p text:style-name="P1"><text:span text:style-name="T2"/></text:p>
      <text:p text:style-name="P3">Descontos incondicionais (comerciais)<text:span text:style-name="T2">:</text:span></text:p>
      <text:list xml:id="list7618888255794104795" text:style-name="L2">
        <text:list-item>
          <text:p text:style-name="P4"><text:span text:style-name="T2">ocorrem no momento da compra, sendo </text:span><text:span text:style-name="T6">destacados na própria NF</text:span><text:span text:style-name="T8">;</text:span></text:p>
        </text:list-item>
        <text:list-item>
          <text:p text:style-name="P4"><text:span text:style-name="T8">é </text:span><text:span text:style-name="T7">redutora da RBV</text:span><text:span text:style-name="T8">.</text:span></text:p>
        </text:list-item>
      </text:list>
      <text:p text:style-name="P3"><text:span text:style-name="T8"/></text:p>
      <text:p text:style-name="P3"><text:span text:style-name="T7">Descontos condicionais</text:span><text:span text:style-name="T8"> </text:span><text:span text:style-name="T7">(financeiros)</text:span><text:span text:style-name="T8">:</text:span></text:p>
      <text:list xml:id="list3288821496800871343" text:style-name="L3">
        <text:list-item>
          <text:p text:style-name="P5"><text:soft-page-break/><text:span text:style-name="T8">ocorrem no momento da liquidação de uma dívida ou do recebimento de um direito, fato </text:span><text:span text:style-name="T6">posterior à compra ou à venda</text:span><text:span text:style-name="T8">;</text:span></text:p>
        </text:list-item>
        <text:list-item>
          <text:p text:style-name="P6"><text:span text:style-name="T8">só ocorre mediante condição imposta ao devedor;</text:span></text:p>
        </text:list-item>
        <text:list-item>
          <text:p text:style-name="P6"><text:span text:style-name="T8">são </text:span><text:span text:style-name="T7">receitas financeiras</text:span><text:span text:style-name="T8"> (se desconto for obtido) ou </text:span><text:span text:style-name="T7">despesas financeiras</text:span><text:span text:style-name="T8"> (se desconto for concedido).</text:span></text:p>
        </text:list-item>
      </text:list>
      <text:p text:style-name="P7"><text:span text:style-name="T8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0">CMV = Ei + Compras Líquidas - Ef</text:p>
          </table:table-cell>
        </table:table-row>
      </table:table>
      <text:p text:style-name="P8"><text:span text:style-name="T8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0">Compras Líquidas = Compras Brutas + Fretes e Seguros – Devolução de Compras – Descontos Incondicionais Obtidos</text:p>
          </table:table-cell>
        </table:table-row>
      </table:table>
      <text:p text:style-name="P9"><text:span text:style-name="T8"/></text:p>
      <text:p text:style-name="P10"><text:span text:style-name="T7">Outras receitas e outras despesas</text:span><text:span text:style-name="T8">: compreendem os ganhos e perdas decorrentes das baixas de bens ou direitos classificados nos grupos </text:span><text:span text:style-name="T5">investimentos, imobilizado e intangível</text:span><text:span text:style-name="T7">.</text:span></text:p>
      <text:p text:style-name="P10"><text:span text:style-name="T8"/></text:p>
      <text:p text:style-name="P11"><text:span text:style-name="T8">Cada taxa de participação (DEAPF) não pode ser superior a </text:span><text:span text:style-name="T7">10% do resultado do período</text:span><text:span text:style-name="T8">.</text:span></text:p>
      <text:p text:style-name="P11"><text:span text:style-name="T8"/></text:p>
      <text:p text:style-name="P12"><text:span text:style-name="T7">Atenção!</text:span><text:span text:style-name="T8"> No cálculo das </text:span><text:span text:style-name="T7">participações</text:span><text:span text:style-name="T8"> (DEAPF), retira-se os </text:span><text:span text:style-name="T7">prejuízos acumulados</text:span><text:span text:style-name="T8">, porém, </text:span><text:span text:style-name="T9">na DRE o prejuízo não entra</text:span><text:span text:style-name="T8">. Ex.:</text:span></text:p>
      <text:p text:style-name="P13"><text:span text:style-name="T8">Prejuízos Acumulados = 100.000</text:span></text:p>
      <text:p text:style-name="P13"><text:span text:style-name="T8">Resultado do exercício antes das participações = 600.000</text:span></text:p>
      <text:p text:style-name="P13"><text:span text:style-name="T8">Debêntures = 10%</text:span></text:p>
      <text:p text:style-name="P13"><text:span text:style-name="T8">Empregados = 10%</text:span></text:p>
      <text:p text:style-name="P13"><text:span text:style-name="T8"/></text:p>
      <text:p text:style-name="P13"><text:span text:style-name="T8">= Resultado do exercício antes das participações.. 600.000</text:span></text:p>
      <text:p text:style-name="P13"><text:span text:style-name="T8">(-) Debêntures....................................( 50.000)</text:span></text:p>
      <text:p text:style-name="P13"><text:span text:style-name="T8">(-) Empregados....................................( 45.000)</text:span></text:p>
      <text:p text:style-name="P13"><text:span text:style-name="T8">= LLE............................................. 505.000</text:span></text:p>
      <text:p text:style-name="P14"><text:span text:style-name="T8"/></text:p>
      <text:p text:style-name="P1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9182" officeooo:paragraph-rsid="001c91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- D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51:21.397151989</meta:creation-date>
    <dc:date>2018-03-15T17:25:51.637275463</dc:date>
    <meta:editing-duration>PT34M23S</meta:editing-duration>
    <meta:editing-cycles>12</meta:editing-cycles>
    <meta:generator>LibreOffice/5.2.7.2$Linux_X86_64 LibreOffice_project/20m0$Build-2</meta:generator>
    <meta:document-statistic meta:table-count="3" meta:image-count="0" meta:object-count="0" meta:page-count="2" meta:paragraph-count="60" meta:word-count="329" meta:character-count="2287" meta:non-whitespace-character-count="1966"/>
  </office:meta>
</office:document-meta>
</file>